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9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Geschwisterzah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zahl</text:p>
          </table:table-cell>
          <table:table-cell office:value-type="string">
            <text:p>absolute h.</text:p>
          </table:table-cell>
          <table:table-cell office:value-type="string">
            <text:p>relative h.</text:p>
          </table:table-cell>
          <table:table-cell office:value-type="string">
            <text:p>in %</text:p>
          </table:table-cell>
          <table:table-cell office:value-type="string">
            <text:p>Winkel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4]/[.$B$7]" office:value-type="float" office:value="0.357142857142857">
            <text:p>0,3571428571</text:p>
          </table:table-cell>
          <table:table-cell table:style-name="ce2" table:formula="of:=[.B4]/[.$B$7]" office:value-type="percentage" office:value="0.357142857142857">
            <text:p>35,7%</text:p>
          </table:table-cell>
          <table:table-cell table:formula="of:=[.C4]*360" office:value-type="float" office:value="128.571428571429">
            <text:p>128,571428571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5]/[.$B$7]" office:value-type="float" office:value="0.357142857142857">
            <text:p>0,3571428571</text:p>
          </table:table-cell>
          <table:table-cell table:style-name="ce2" table:formula="of:=[.B5]/[.$B$7]" office:value-type="percentage" office:value="0.357142857142857">
            <text:p>35,7%</text:p>
          </table:table-cell>
          <table:table-cell table:formula="of:=[.C5]*360" office:value-type="float" office:value="128.571428571429">
            <text:p>128,5714285714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6]/[.$B$7]" office:value-type="float" office:value="0.285714285714286">
            <text:p>0,2857142857</text:p>
          </table:table-cell>
          <table:table-cell table:style-name="ce2" table:formula="of:=[.B6]/[.$B$7]" office:value-type="percentage" office:value="0.285714285714286">
            <text:p>28,6%</text:p>
          </table:table-cell>
          <table:table-cell table:formula="of:=[.C6]*360" office:value-type="float" office:value="102.857142857143">
            <text:p>102,8571428571</text:p>
          </table:table-cell>
          <table:table-cell table:number-columns-repeated="1019"/>
        </table:table-row>
        <table:table-row table:style-name="ro1">
          <table:table-cell office:value-type="string">
            <text:p>gesamt</text:p>
          </table:table-cell>
          <table:table-cell table:formula="of:=SUM([.B4:.B6])" office:value-type="float" office:value="14">
            <text:p>14</text:p>
          </table:table-cell>
          <table:table-cell table:formula="of:=SUM([.C4:.C6])" office:value-type="float" office:value="1">
            <text:p>1</text:p>
          </table:table-cell>
          <table:table-cell table:style-name="ce2" table:formula="of:=SUM([.D4:.D6])" office:value-type="percentage" office:value="1">
            <text:p>100,0%</text:p>
          </table:table-cell>
          <table:table-cell table:formula="of:=[.C7]*360" office:value-type="float" office:value="360">
            <text:p>36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heet1.K25" table:end-x="2.92cm" table:end-y="0.298cm" draw:z-index="0" draw:name="Diagramm 4" draw:style-name="gr1" svg:width="14.687cm" svg:height="7.62cm" svg:x="0.042cm" svg:y="0.085cm">
              <draw:object draw:notify-on-update-of-ranges="Sheet1.E4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2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default-cell-style-name="ce1"/>
        <table:table-column table:style-name="co2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percentage-style style:name="N106">
      <number:number number:decimal-places="1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9">19.04.2024</text:date>, <text:time>08:55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creator>Anton Muster</dc:creator>
    <meta:creation-date>2009-04-16T11:32:48Z</meta:creation-date>
    <dc:date>2024-04-19T08:55:21.18</dc:date>
    <meta:editing-cycles>3</meta:editing-cycles>
    <meta:editing-duration>PT7M1S</meta:editing-duration>
    <meta:document-statistic meta:table-count="3" meta:cell-count="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/>
      <style:graphic-properties draw:stroke="none" draw:fill="none"/>
    </style:style>
    <style:style style:name="ch4" style:family="chart" style:data-style-name="N0">
      <style:chart-properties chart:display-label="false" chart:logarithmic="false" chart:reverse-direction="true" text:line-break="fals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chart:axis-position="end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4f81bd"/>
    </style:style>
    <style:style style:name="ch8" style:family="chart">
      <style:chart-properties chart:solid-type="cuboid"/>
      <style:graphic-properties draw:fill-color="#c0504d"/>
    </style:style>
    <style:style style:name="ch9" style:family="chart">
      <style:chart-properties chart:solid-type="cuboid"/>
      <style:graphic-properties draw:fill-color="#9bbb59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688cm" svg:height="7.621cm" xlink:href=".." xlink:type="simple" chart:class="chart:circle" chart:style-name="ch1">
        <chart:legend chart:legend-position="end" svg:x="13.748cm" svg:y="3.013cm" style:legend-expansion="high" chart:style-name="ch2"/>
        <chart:plot-area chart:style-name="ch3" table:cell-range-address="Sheet1.E4:Sheet1.E6" svg:x="0.293cm" svg:y="0.591cm" svg:width="13.162cm" svg:height="6.878cm">
          <chartooo:coordinate-region svg:x="3.435cm" svg:y="0.592cm" svg:width="6.877cm" svg:height="6.877cm"/>
          <chart:axis chart:dimension="x" chart:name="primary-x" chart:style-name="ch4"/>
          <chart:axis chart:dimension="y" chart:name="primary-y" chart:style-name="ch5"/>
          <chart:series chart:style-name="ch6" chart:values-cell-range-address="Sheet1.E4:Sheet1.E6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.571428571429">
                <text:p>128.571428571429</text:p>
                <draw:g>
                  <svg:desc>Sheet1.E4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857142857143">
                <text:p>102.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